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BirthDateCalculations" table:style-name="ta1" table:print="false">
        <table:table-column table:style-name="co1" table:default-cell-style-name="Default"/>
        <table:table-column table:style-name="co2" table:number-columns-repeated="4" table:default-cell-style-name="ce4"/>
        <table:table-column table:style-name="co2" table:number-columns-repeated="2" table:default-cell-style-name="ce5"/>
        <table:table-column table:style-name="co1" table:number-columns-repeated="1017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1" office:value-type="string">
            <text:p>Birth Day Problem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Probability(There are 2 or more people in a room with the same Birth Date)</text:p>
          </table:table-cell>
          <table:table-cell table:style-name="ce1" table:number-columns-repeated="1022"/>
        </table:table-row>
        <table:table-row table:style-name="ro3">
          <table:table-cell table:style-name="ce2" table:number-columns-repeated="1024"/>
        </table:table-row>
        <table:table-row table:style-name="ro1">
          <table:table-cell table:style-name="ce2" table:number-columns-repeated="3"/>
          <table:table-cell table:style-name="ce2" office:value-type="float" office:value="365">
            <text:p>365</text:p>
          </table:table-cell>
          <table:table-cell table:style-name="ce2" office:value-type="string">
            <text:p><text:s/>= Number of Days in the Yea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5"/>
          <table:table-cell table:style-name="ce3" office:value-type="string">
            <text:p>Percent of </text:p>
          </table:table-cell>
          <table:table-cell table:style-name="ce2" office:value-type="string">
            <text:p>Approximation</text:p>
          </table:table-cell>
          <table:table-cell table:style-name="ce2" table:number-columns-repeated="1017"/>
        </table:table-row>
        <table:table-row table:style-name="ro4">
          <table:table-cell table:style-name="ce2"/>
          <table:table-cell table:style-name="ce3" office:value-type="string">
            <text:p>N People</text:p>
          </table:table-cell>
          <table:table-cell table:style-name="ce3" office:value-type="string">
            <text:p>Pi/[1,i]</text:p>
          </table:table-cell>
          <table:table-cell table:style-name="ce3" office:value-type="string">
            <text:p>Cum(Pi/1,i)</text:p>
          </table:table-cell>
          <table:table-cell table:number-columns-repeated="2" table:style-name="ce3" office:value-type="string">
            <text:p>1-Cum(Pi/1,i)</text:p>
          </table:table-cell>
          <table:table-cell table:style-name="ce2" office:value-type="string">
            <text:p>1-e^(-N*(N-1)/(2D))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$D$6]+1-[.B10])/[.$D$6]" office:value-type="float" office:value="1">
            <text:p>1</text:p>
          </table:table-cell>
          <table:table-cell table:formula="of:=[.C10]" office:value-type="float" office:value="1">
            <text:p>1</text:p>
          </table:table-cell>
          <table:table-cell table:formula="of:=1-[.D10]" office:value-type="float" office:value="0">
            <text:p>0</text:p>
          </table:table-cell>
          <table:table-cell table:style-name="ce4" table:formula="of:=[.E10]*100" office:value-type="float" office:value="0">
            <text:p>0</text:p>
          </table:table-cell>
          <table:table-cell table:formula="of:=(1-EXP(-[.B10]*([.B10]-1)/2/[.$D$6]))*100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$D$6]+1-[.B11])/[.$D$6]" office:value-type="float" office:value="0.997260273972603">
            <text:p>0.997260274</text:p>
          </table:table-cell>
          <table:table-cell table:formula="of:=[.D10]*[.C11]" office:value-type="float" office:value="0.997260273972603">
            <text:p>0.997260274</text:p>
          </table:table-cell>
          <table:table-cell table:formula="of:=1-[.D11]" office:value-type="float" office:value="0.00273972602739725">
            <text:p>0.002739726</text:p>
          </table:table-cell>
          <table:table-cell table:formula="of:=[.E11]*100" office:value-type="float" office:value="0.273972602739725">
            <text:p>0.27</text:p>
          </table:table-cell>
          <table:table-cell table:formula="of:=(1-EXP(-[.B11]*([.B11]-1)/2/[.$D$6]))*100" office:value-type="float" office:value="0.273597640314072">
            <text:p>0.2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$D$6]+1-[.B12])/[.$D$6]" office:value-type="float" office:value="0.994520547945205">
            <text:p>0.9945205479</text:p>
          </table:table-cell>
          <table:table-cell table:formula="of:=[.D11]*[.C12]" office:value-type="float" office:value="0.991795834115219">
            <text:p>0.9917958341</text:p>
          </table:table-cell>
          <table:table-cell table:formula="of:=1-[.D12]" office:value-type="float" office:value="0.00820416588478135">
            <text:p>0.0082041659</text:p>
          </table:table-cell>
          <table:table-cell table:formula="of:=[.E12]*100" office:value-type="float" office:value="0.820416588478135">
            <text:p>0.82</text:p>
          </table:table-cell>
          <table:table-cell table:formula="of:=(1-EXP(-[.B12]*([.B12]-1)/2/[.$D$6]))*100" office:value-type="float" office:value="0.818549298912086">
            <text:p>0.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$D$6]+1-[.B13])/[.$D$6]" office:value-type="float" office:value="0.991780821917808">
            <text:p>0.9917808219</text:p>
          </table:table-cell>
          <table:table-cell table:formula="of:=[.D12]*[.C13]" office:value-type="float" office:value="0.98364408753345">
            <text:p>0.9836440875</text:p>
          </table:table-cell>
          <table:table-cell table:formula="of:=1-[.D13]" office:value-type="float" office:value="0.0163559124665502">
            <text:p>0.0163559125</text:p>
          </table:table-cell>
          <table:table-cell table:formula="of:=[.E13]*100" office:value-type="float" office:value="1.63559124665502">
            <text:p>1.64</text:p>
          </table:table-cell>
          <table:table-cell table:formula="of:=(1-EXP(-[.B13]*([.B13]-1)/2/[.$D$6]))*100" office:value-type="float" office:value="1.63039836827668">
            <text:p>1.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$D$6]+1-[.B14])/[.$D$6]" office:value-type="float" office:value="0.989041095890411">
            <text:p>0.9890410959</text:p>
          </table:table-cell>
          <table:table-cell table:formula="of:=[.D13]*[.C14]" office:value-type="float" office:value="0.972864426300207">
            <text:p>0.9728644263</text:p>
          </table:table-cell>
          <table:table-cell table:formula="of:=1-[.D14]" office:value-type="float" office:value="0.0271355736997935">
            <text:p>0.0271355737</text:p>
          </table:table-cell>
          <table:table-cell table:formula="of:=[.E14]*100" office:value-type="float" office:value="2.71355736997935">
            <text:p>2.71</text:p>
          </table:table-cell>
          <table:table-cell table:formula="of:=(1-EXP(-[.B14]*([.B14]-1)/2/[.$D$6]))*100" office:value-type="float" office:value="2.702535943346">
            <text:p>2.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$D$6]+1-[.B15])/[.$D$6]" office:value-type="float" office:value="0.986301369863014">
            <text:p>0.9863013699</text:p>
          </table:table-cell>
          <table:table-cell table:formula="of:=[.D14]*[.C15]" office:value-type="float" office:value="0.959537516350889">
            <text:p>0.9595375164</text:p>
          </table:table-cell>
          <table:table-cell table:formula="of:=1-[.D15]" office:value-type="float" office:value="0.0404624836491114">
            <text:p>0.0404624836</text:p>
          </table:table-cell>
          <table:table-cell table:formula="of:=[.E15]*100" office:value-type="float" office:value="4.04624836491114">
            <text:p>4.05</text:p>
          </table:table-cell>
          <table:table-cell table:formula="of:=(1-EXP(-[.B15]*([.B15]-1)/2/[.$D$6]))*100" office:value-type="float" office:value="4.02629040492627">
            <text:p>4.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$D$6]+1-[.B16])/[.$D$6]" office:value-type="float" office:value="0.983561643835616">
            <text:p>0.9835616438</text:p>
          </table:table-cell>
          <table:table-cell table:formula="of:=[.D15]*[.C16]" office:value-type="float" office:value="0.943764296904025">
            <text:p>0.9437642969</text:p>
          </table:table-cell>
          <table:table-cell table:formula="of:=1-[.D16]" office:value-type="float" office:value="0.0562357030959754">
            <text:p>0.0562357031</text:p>
          </table:table-cell>
          <table:table-cell table:formula="of:=[.E16]*100" office:value-type="float" office:value="5.62357030959754">
            <text:p>5.62</text:p>
          </table:table-cell>
          <table:table-cell table:formula="of:=(1-EXP(-[.B16]*([.B16]-1)/2/[.$D$6]))*100" office:value-type="float" office:value="5.59104420013895">
            <text:p>5.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$D$6]+1-[.B17])/[.$D$6]" office:value-type="float" office:value="0.980821917808219">
            <text:p>0.9808219178</text:p>
          </table:table-cell>
          <table:table-cell table:formula="of:=[.D16]*[.C17]" office:value-type="float" office:value="0.925664707648331">
            <text:p>0.9256647076</text:p>
          </table:table-cell>
          <table:table-cell table:formula="of:=1-[.D17]" office:value-type="float" office:value="0.074335292351669">
            <text:p>0.0743352924</text:p>
          </table:table-cell>
          <table:table-cell table:formula="of:=[.E17]*100" office:value-type="float" office:value="7.4335292351669">
            <text:p>7.43</text:p>
          </table:table-cell>
          <table:table-cell table:formula="of:=(1-EXP(-[.B17]*([.B17]-1)/2/[.$D$6]))*100" office:value-type="float" office:value="7.38437562032495">
            <text:p>7.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$D$6]+1-[.B18])/[.$D$6]" office:value-type="float" office:value="0.978082191780822">
            <text:p>0.9780821918</text:p>
          </table:table-cell>
          <table:table-cell table:formula="of:=[.D17]*[.C18]" office:value-type="float" office:value="0.905376166110833">
            <text:p>0.9053761661</text:p>
          </table:table-cell>
          <table:table-cell table:formula="of:=1-[.D18]" office:value-type="float" office:value="0.0946238338891667">
            <text:p>0.0946238339</text:p>
          </table:table-cell>
          <table:table-cell table:formula="of:=[.E18]*100" office:value-type="float" office:value="9.46238338891667">
            <text:p>9.46</text:p>
          </table:table-cell>
          <table:table-cell table:formula="of:=(1-EXP(-[.B18]*([.B18]-1)/2/[.$D$6]))*100" office:value-type="float" office:value="9.39222292889984">
            <text:p>9.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([.$D$6]+1-[.B19])/[.$D$6]" office:value-type="float" office:value="0.975342465753425">
            <text:p>0.9753424658</text:p>
          </table:table-cell>
          <table:table-cell table:formula="of:=[.D18]*[.C19]" office:value-type="float" office:value="0.883051822288922">
            <text:p>0.8830518223</text:p>
          </table:table-cell>
          <table:table-cell table:formula="of:=1-[.D19]" office:value-type="float" office:value="0.116948177711078">
            <text:p>0.1169481777</text:p>
          </table:table-cell>
          <table:table-cell table:formula="of:=[.E19]*100" office:value-type="float" office:value="11.6948177711078">
            <text:p>11.69</text:p>
          </table:table-cell>
          <table:table-cell table:formula="of:=(1-EXP(-[.B19]*([.B19]-1)/2/[.$D$6]))*100" office:value-type="float" office:value="11.599067807218">
            <text:p>11.6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([.$D$6]+1-[.B20])/[.$D$6]" office:value-type="float" office:value="0.972602739726027">
            <text:p>0.9726027397</text:p>
          </table:table-cell>
          <table:table-cell table:formula="of:=[.D19]*[.C20]" office:value-type="float" office:value="0.858858621678267">
            <text:p>0.8588586217</text:p>
          </table:table-cell>
          <table:table-cell table:formula="of:=1-[.D20]" office:value-type="float" office:value="0.141141378321733">
            <text:p>0.1411413783</text:p>
          </table:table-cell>
          <table:table-cell table:formula="of:=[.E20]*100" office:value-type="float" office:value="14.1141378321733">
            <text:p>14.11</text:p>
          </table:table-cell>
          <table:table-cell table:formula="of:=(1-EXP(-[.B20]*([.B20]-1)/2/[.$D$6]))*100" office:value-type="float" office:value="13.9881347739809">
            <text:p>13.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[.$D$6]+1-[.B21])/[.$D$6]" office:value-type="float" office:value="0.96986301369863">
            <text:p>0.9698630137</text:p>
          </table:table-cell>
          <table:table-cell table:formula="of:=[.D20]*[.C21]" office:value-type="float" office:value="0.832975211161936">
            <text:p>0.8329752112</text:p>
          </table:table-cell>
          <table:table-cell table:formula="of:=1-[.D21]" office:value-type="float" office:value="0.167024788838064">
            <text:p>0.1670247888</text:p>
          </table:table-cell>
          <table:table-cell table:formula="of:=[.E21]*100" office:value-type="float" office:value="16.7024788838064">
            <text:p>16.70</text:p>
          </table:table-cell>
          <table:table-cell table:formula="of:=(1-EXP(-[.B21]*([.B21]-1)/2/[.$D$6]))*100" office:value-type="float" office:value="16.5416029994513">
            <text:p>16.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([.$D$6]+1-[.B22])/[.$D$6]" office:value-type="float" office:value="0.967123287671233">
            <text:p>0.9671232877</text:p>
          </table:table-cell>
          <table:table-cell table:formula="of:=[.D21]*[.C22]" office:value-type="float" office:value="0.80558972476757">
            <text:p>0.8055897248</text:p>
          </table:table-cell>
          <table:table-cell table:formula="of:=1-[.D22]" office:value-type="float" office:value="0.194410275232429">
            <text:p>0.1944102752</text:p>
          </table:table-cell>
          <table:table-cell table:formula="of:=[.E22]*100" office:value-type="float" office:value="19.4410275232429">
            <text:p>19.44</text:p>
          </table:table-cell>
          <table:table-cell table:formula="of:=(1-EXP(-[.B22]*([.B22]-1)/2/[.$D$6]))*100" office:value-type="float" office:value="19.2408267838215">
            <text:p>19.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([.$D$6]+1-[.B23])/[.$D$6]" office:value-type="float" office:value="0.964383561643836">
            <text:p>0.9643835616</text:p>
          </table:table-cell>
          <table:table-cell table:formula="of:=[.D22]*[.C23]" office:value-type="float" office:value="0.776897487995027">
            <text:p>0.776897488</text:p>
          </table:table-cell>
          <table:table-cell table:formula="of:=1-[.D23]" office:value-type="float" office:value="0.223102512004973">
            <text:p>0.223102512</text:p>
          </table:table-cell>
          <table:table-cell table:formula="of:=[.E23]*100" office:value-type="float" office:value="22.3102512004973">
            <text:p>22.31</text:p>
          </table:table-cell>
          <table:table-cell table:formula="of:=(1-EXP(-[.B23]*([.B23]-1)/2/[.$D$6]))*100" office:value-type="float" office:value="22.0665609013135">
            <text:p>22.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([.$D$6]+1-[.B24])/[.$D$6]" office:value-type="float" office:value="0.961643835616438">
            <text:p>0.9616438356</text:p>
          </table:table-cell>
          <table:table-cell table:formula="of:=[.D23]*[.C24]" office:value-type="float" office:value="0.747098680236314">
            <text:p>0.7470986802</text:p>
          </table:table-cell>
          <table:table-cell table:formula="of:=1-[.D24]" office:value-type="float" office:value="0.252901319763686">
            <text:p>0.2529013198</text:p>
          </table:table-cell>
          <table:table-cell table:formula="of:=[.E24]*100" office:value-type="float" office:value="25.2901319763686">
            <text:p>25.29</text:p>
          </table:table-cell>
          <table:table-cell table:formula="of:=(1-EXP(-[.B24]*([.B24]-1)/2/[.$D$6]))*100" office:value-type="float" office:value="24.9991870274637">
            <text:p>25.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([.$D$6]+1-[.B25])/[.$D$6]" office:value-type="float" office:value="0.958904109589041">
            <text:p>0.9589041096</text:p>
          </table:table-cell>
          <table:table-cell table:formula="of:=[.D24]*[.C25]" office:value-type="float" office:value="0.71639599474715">
            <text:p>0.7163959947</text:p>
          </table:table-cell>
          <table:table-cell table:formula="of:=1-[.D25]" office:value-type="float" office:value="0.28360400525285">
            <text:p>0.2836040053</text:p>
          </table:table-cell>
          <table:table-cell table:formula="of:=[.E25]*100" office:value-type="float" office:value="28.360400525285">
            <text:p>28.36</text:p>
          </table:table-cell>
          <table:table-cell table:formula="of:=(1-EXP(-[.B25]*([.B25]-1)/2/[.$D$6]))*100" office:value-type="float" office:value="28.0189375637936">
            <text:p>28.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([.$D$6]+1-[.B26])/[.$D$6]" office:value-type="float" office:value="0.956164383561644">
            <text:p>0.9561643836</text:p>
          </table:table-cell>
          <table:table-cell table:formula="of:=[.D25]*[.C26]" office:value-type="float" office:value="0.684992334703439">
            <text:p>0.6849923347</text:p>
          </table:table-cell>
          <table:table-cell table:formula="of:=1-[.D26]" office:value-type="float" office:value="0.315007665296561">
            <text:p>0.3150076653</text:p>
          </table:table-cell>
          <table:table-cell table:formula="of:=[.E26]*100" office:value-type="float" office:value="31.5007665296561">
            <text:p>31.50</text:p>
          </table:table-cell>
          <table:table-cell table:formula="of:=(1-EXP(-[.B26]*([.B26]-1)/2/[.$D$6]))*100" office:value-type="float" office:value="31.1061133468671">
            <text:p>31.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([.$D$6]+1-[.B27])/[.$D$6]" office:value-type="float" office:value="0.953424657534247">
            <text:p>0.9534246575</text:p>
          </table:table-cell>
          <table:table-cell table:formula="of:=[.D26]*[.C27]" office:value-type="float" office:value="0.65308858212821">
            <text:p>0.6530885821</text:p>
          </table:table-cell>
          <table:table-cell table:formula="of:=1-[.D27]" office:value-type="float" office:value="0.34691141787179">
            <text:p>0.3469114179</text:p>
          </table:table-cell>
          <table:table-cell table:formula="of:=[.E27]*100" office:value-type="float" office:value="34.691141787179">
            <text:p>34.69</text:p>
          </table:table-cell>
          <table:table-cell table:formula="of:=(1-EXP(-[.B27]*([.B27]-1)/2/[.$D$6]))*100" office:value-type="float" office:value="34.2412919708464">
            <text:p>34.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([.$D$6]+1-[.B28])/[.$D$6]" office:value-type="float" office:value="0.950684931506849">
            <text:p>0.9506849315</text:p>
          </table:table-cell>
          <table:table-cell table:formula="of:=[.D27]*[.C28]" office:value-type="float" office:value="0.620881473968463">
            <text:p>0.620881474</text:p>
          </table:table-cell>
          <table:table-cell table:formula="of:=1-[.D28]" office:value-type="float" office:value="0.379118526031537">
            <text:p>0.379118526</text:p>
          </table:table-cell>
          <table:table-cell table:formula="of:=[.E28]*100" office:value-type="float" office:value="37.9118526031537">
            <text:p>37.91</text:p>
          </table:table-cell>
          <table:table-cell table:formula="of:=(1-EXP(-[.B28]*([.B28]-1)/2/[.$D$6]))*100" office:value-type="float" office:value="37.4055237557417">
            <text:p>37.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([.$D$6]+1-[.B29])/[.$D$6]" office:value-type="float" office:value="0.947945205479452">
            <text:p>0.9479452055</text:p>
          </table:table-cell>
          <table:table-cell table:formula="of:=[.D28]*[.C29]" office:value-type="float" office:value="0.58856161641942">
            <text:p>0.5885616164</text:p>
          </table:table-cell>
          <table:table-cell table:formula="of:=1-[.D29]" office:value-type="float" office:value="0.41143838358058">
            <text:p>0.4114383836</text:p>
          </table:table-cell>
          <table:table-cell table:formula="of:=[.E29]*100" office:value-type="float" office:value="41.143838358058">
            <text:p>41.14</text:p>
          </table:table-cell>
          <table:table-cell table:formula="of:=(1-EXP(-[.B29]*([.B29]-1)/2/[.$D$6]))*100" office:value-type="float" office:value="40.5805127479326">
            <text:p>40.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([.$D$6]+1-[.B30])/[.$D$6]" office:value-type="float" office:value="0.945205479452055">
            <text:p>0.9452054795</text:p>
          </table:table-cell>
          <table:table-cell table:formula="of:=[.D29]*[.C30]" office:value-type="float" office:value="0.556311664834794">
            <text:p>0.5563116648</text:p>
          </table:table-cell>
          <table:table-cell table:formula="of:=1-[.D30]" office:value-type="float" office:value="0.443688335165206">
            <text:p>0.4436883352</text:p>
          </table:table-cell>
          <table:table-cell table:formula="of:=[.E30]*100" office:value-type="float" office:value="44.3688335165206">
            <text:p>44.37</text:p>
          </table:table-cell>
          <table:table-cell table:formula="of:=(1-EXP(-[.B30]*([.B30]-1)/2/[.$D$6]))*100" office:value-type="float" office:value="43.7487805345863">
            <text:p>43.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([.$D$6]+1-[.B31])/[.$D$6]" office:value-type="float" office:value="0.942465753424658">
            <text:p>0.9424657534</text:p>
          </table:table-cell>
          <table:table-cell table:formula="of:=[.D30]*[.C31]" office:value-type="float" office:value="0.52430469233745">
            <text:p>0.5243046923</text:p>
          </table:table-cell>
          <table:table-cell table:formula="of:=1-[.D31]" office:value-type="float" office:value="0.47569530766255">
            <text:p>0.4756953077</text:p>
          </table:table-cell>
          <table:table-cell table:formula="of:=[.E31]*100" office:value-type="float" office:value="47.569530766255">
            <text:p>47.57</text:p>
          </table:table-cell>
          <table:table-cell table:formula="of:=(1-EXP(-[.B31]*([.B31]-1)/2/[.$D$6]))*100" office:value-type="float" office:value="46.8938110780148">
            <text:p>46.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([.$D$6]+1-[.B32])/[.$D$6]" office:value-type="float" office:value="0.93972602739726">
            <text:p>0.9397260274</text:p>
          </table:table-cell>
          <table:table-cell table:formula="of:=[.D31]*[.C32]" office:value-type="float" office:value="0.492702765676014">
            <text:p>0.4927027657</text:p>
          </table:table-cell>
          <table:table-cell table:formula="of:=1-[.D32]" office:value-type="float" office:value="0.507297234323986">
            <text:p>0.5072972343</text:p>
          </table:table-cell>
          <table:table-cell table:formula="of:=[.E32]*100" office:value-type="float" office:value="50.7297234323986">
            <text:p>50.73</text:p>
          </table:table-cell>
          <table:table-cell table:formula="of:=(1-EXP(-[.B32]*([.B32]-1)/2/[.$D$6]))*100" office:value-type="float" office:value="50.0001752182711">
            <text:p>50.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([.$D$6]+1-[.B33])/[.$D$6]" office:value-type="float" office:value="0.936986301369863">
            <text:p>0.9369863014</text:p>
          </table:table-cell>
          <table:table-cell table:formula="of:=[.D32]*[.C33]" office:value-type="float" office:value="0.461655742085471">
            <text:p>0.4616557421</text:p>
          </table:table-cell>
          <table:table-cell table:formula="of:=1-[.D33]" office:value-type="float" office:value="0.538344257914529">
            <text:p>0.5383442579</text:p>
          </table:table-cell>
          <table:table-cell table:formula="of:=[.E33]*100" office:value-type="float" office:value="53.8344257914529">
            <text:p>53.83</text:p>
          </table:table-cell>
          <table:table-cell table:formula="of:=(1-EXP(-[.B33]*([.B33]-1)/2/[.$D$6]))*100" office:value-type="float" office:value="53.0536339409052">
            <text:p>53.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([.$D$6]+1-[.B34])/[.$D$6]" office:value-type="float" office:value="0.934246575342466">
            <text:p>0.9342465753</text:p>
          </table:table-cell>
          <table:table-cell table:formula="of:=[.D33]*[.C34]" office:value-type="float" office:value="0.431300296030536">
            <text:p>0.431300296</text:p>
          </table:table-cell>
          <table:table-cell table:formula="of:=1-[.D34]" office:value-type="float" office:value="0.568699703969464">
            <text:p>0.568699704</text:p>
          </table:table-cell>
          <table:table-cell table:formula="of:=[.E34]*100" office:value-type="float" office:value="56.8699703969464">
            <text:p>56.87</text:p>
          </table:table-cell>
          <table:table-cell table:formula="of:=(1-EXP(-[.B34]*([.B34]-1)/2/[.$D$6]))*100" office:value-type="float" office:value="56.0412199507277">
            <text:p>56.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([.$D$6]+1-[.B35])/[.$D$6]" office:value-type="float" office:value="0.931506849315068">
            <text:p>0.9315068493</text:p>
          </table:table-cell>
          <table:table-cell table:formula="of:=[.D34]*[.C35]" office:value-type="float" office:value="0.401759179864061">
            <text:p>0.4017591799</text:p>
          </table:table-cell>
          <table:table-cell table:formula="of:=1-[.D35]" office:value-type="float" office:value="0.598240820135939">
            <text:p>0.5982408201</text:p>
          </table:table-cell>
          <table:table-cell table:formula="of:=[.E35]*100" office:value-type="float" office:value="59.8240820135939">
            <text:p>59.82</text:p>
          </table:table-cell>
          <table:table-cell table:formula="of:=(1-EXP(-[.B35]*([.B35]-1)/2/[.$D$6]))*100" office:value-type="float" office:value="58.9512975213267">
            <text:p>58.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([.$D$6]+1-[.B36])/[.$D$6]" office:value-type="float" office:value="0.928767123287671">
            <text:p>0.9287671233</text:p>
          </table:table-cell>
          <table:table-cell table:formula="of:=[.D35]*[.C36]" office:value-type="float" office:value="0.373140717736758">
            <text:p>0.3731407177</text:p>
          </table:table-cell>
          <table:table-cell table:formula="of:=1-[.D36]" office:value-type="float" office:value="0.626859282263242">
            <text:p>0.6268592823</text:p>
          </table:table-cell>
          <table:table-cell table:formula="of:=[.E36]*100" office:value-type="float" office:value="62.6859282263242">
            <text:p>62.69</text:p>
          </table:table-cell>
          <table:table-cell table:formula="of:=(1-EXP(-[.B36]*([.B36]-1)/2/[.$D$6]))*100" office:value-type="float" office:value="61.7736009945761">
            <text:p>61.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([.$D$6]+1-[.B37])/[.$D$6]" office:value-type="float" office:value="0.926027397260274">
            <text:p>0.9260273973</text:p>
          </table:table-cell>
          <table:table-cell table:formula="of:=[.D36]*[.C37]" office:value-type="float" office:value="0.3455385276576">
            <text:p>0.3455385277</text:p>
          </table:table-cell>
          <table:table-cell table:formula="of:=1-[.D37]" office:value-type="float" office:value="0.654461472342399">
            <text:p>0.6544614723</text:p>
          </table:table-cell>
          <table:table-cell table:formula="of:=[.E37]*100" office:value-type="float" office:value="65.4461472342399">
            <text:p>65.45</text:p>
          </table:table-cell>
          <table:table-cell table:formula="of:=(1-EXP(-[.B37]*([.B37]-1)/2/[.$D$6]))*100" office:value-type="float" office:value="64.4992526762893">
            <text:p>64.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([.$D$6]+1-[.B38])/[.$D$6]" office:value-type="float" office:value="0.923287671232877">
            <text:p>0.9232876712</text:p>
          </table:table-cell>
          <table:table-cell table:formula="of:=[.D37]*[.C38]" office:value-type="float" office:value="0.319031462522223">
            <text:p>0.3190314625</text:p>
          </table:table-cell>
          <table:table-cell table:formula="of:=1-[.D38]" office:value-type="float" office:value="0.680968537477777">
            <text:p>0.6809685375</text:p>
          </table:table-cell>
          <table:table-cell table:formula="of:=[.E38]*100" office:value-type="float" office:value="68.0968537477777">
            <text:p>68.10</text:p>
          </table:table-cell>
          <table:table-cell table:formula="of:=(1-EXP(-[.B38]*([.B38]-1)/2/[.$D$6]))*100" office:value-type="float" office:value="67.1207612066945">
            <text:p>67.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([.$D$6]+1-[.B39])/[.$D$6]" office:value-type="float" office:value="0.920547945205479">
            <text:p>0.9205479452</text:p>
          </table:table-cell>
          <table:table-cell table:formula="of:=[.D38]*[.C39]" office:value-type="float" office:value="0.293683757280731">
            <text:p>0.2936837573</text:p>
          </table:table-cell>
          <table:table-cell table:formula="of:=1-[.D39]" office:value-type="float" office:value="0.706316242719269">
            <text:p>0.7063162427</text:p>
          </table:table-cell>
          <table:table-cell table:formula="of:=[.E39]*100" office:value-type="float" office:value="70.6316242719269">
            <text:p>70.63</text:p>
          </table:table-cell>
          <table:table-cell table:formula="of:=(1-EXP(-[.B39]*([.B39]-1)/2/[.$D$6]))*100" office:value-type="float" office:value="69.6320017721924">
            <text:p>69.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([.$D$6]+1-[.B40])/[.$D$6]" office:value-type="float" office:value="0.917808219178082">
            <text:p>0.9178082192</text:p>
          </table:table-cell>
          <table:table-cell table:formula="of:=[.D39]*[.C40]" office:value-type="float" office:value="0.269545366271356">
            <text:p>0.2695453663</text:p>
          </table:table-cell>
          <table:table-cell table:formula="of:=1-[.D40]" office:value-type="float" office:value="0.730454633728644">
            <text:p>0.7304546337</text:p>
          </table:table-cell>
          <table:table-cell table:formula="of:=[.E40]*100" office:value-type="float" office:value="73.0454633728644">
            <text:p>73.05</text:p>
          </table:table-cell>
          <table:table-cell table:formula="of:=(1-EXP(-[.B40]*([.B40]-1)/2/[.$D$6]))*100" office:value-type="float" office:value="72.0281797640889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([.$D$6]+1-[.B41])/[.$D$6]" office:value-type="float" office:value="0.915068493150685">
            <text:p>0.9150684932</text:p>
          </table:table-cell>
          <table:table-cell table:formula="of:=[.D40]*[.C41]" office:value-type="float" office:value="0.246652472149679">
            <text:p>0.2466524721</text:p>
          </table:table-cell>
          <table:table-cell table:formula="of:=1-[.D41]" office:value-type="float" office:value="0.753347527850321">
            <text:p>0.7533475279</text:p>
          </table:table-cell>
          <table:table-cell table:formula="of:=[.E41]*100" office:value-type="float" office:value="75.3347527850321">
            <text:p>75.33</text:p>
          </table:table-cell>
          <table:table-cell table:formula="of:=(1-EXP(-[.B41]*([.B41]-1)/2/[.$D$6]))*100" office:value-type="float" office:value="74.3057796784106">
            <text:p>74.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([.$D$6]+1-[.B42])/[.$D$6]" office:value-type="float" office:value="0.912328767123288">
            <text:p>0.9123287671</text:p>
          </table:table-cell>
          <table:table-cell table:formula="of:=[.D41]*[.C42]" office:value-type="float" office:value="0.225028145824228">
            <text:p>0.2250281458</text:p>
          </table:table-cell>
          <table:table-cell table:formula="of:=1-[.D42]" office:value-type="float" office:value="0.774971854175772">
            <text:p>0.7749718542</text:p>
          </table:table-cell>
          <table:table-cell table:formula="of:=[.E42]*100" office:value-type="float" office:value="77.4971854175772">
            <text:p>77.50</text:p>
          </table:table-cell>
          <table:table-cell table:formula="of:=(1-EXP(-[.B42]*([.B42]-1)/2/[.$D$6]))*100" office:value-type="float" office:value="76.4625011877242">
            <text:p>76.4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([.$D$6]+1-[.B43])/[.$D$6]" office:value-type="float" office:value="0.90958904109589">
            <text:p>0.9095890411</text:p>
          </table:table-cell>
          <table:table-cell table:formula="of:=[.D42]*[.C43]" office:value-type="float" office:value="0.204683135379846">
            <text:p>0.2046831354</text:p>
          </table:table-cell>
          <table:table-cell table:formula="of:=1-[.D43]" office:value-type="float" office:value="0.795316864620154">
            <text:p>0.7953168646</text:p>
          </table:table-cell>
          <table:table-cell table:formula="of:=[.E43]*100" office:value-type="float" office:value="79.5316864620154">
            <text:p>79.53</text:p>
          </table:table-cell>
          <table:table-cell table:formula="of:=(1-EXP(-[.B43]*([.B43]-1)/2/[.$D$6]))*100" office:value-type="float" office:value="78.4971844017343">
            <text:p>78.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([.$D$6]+1-[.B44])/[.$D$6]" office:value-type="float" office:value="0.906849315068493">
            <text:p>0.9068493151</text:p>
          </table:table-cell>
          <table:table-cell table:formula="of:=[.D43]*[.C44]" office:value-type="float" office:value="0.185616761125285">
            <text:p>0.1856167611</text:p>
          </table:table-cell>
          <table:table-cell table:formula="of:=1-[.D44]" office:value-type="float" office:value="0.814383238874715">
            <text:p>0.8143832389</text:p>
          </table:table-cell>
          <table:table-cell table:formula="of:=[.E44]*100" office:value-type="float" office:value="81.4383238874715">
            <text:p>81.44</text:p>
          </table:table-cell>
          <table:table-cell table:formula="of:=(1-EXP(-[.B44]*([.B44]-1)/2/[.$D$6]))*100" office:value-type="float" office:value="80.409726370253">
            <text:p>80.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([.$D$6]+1-[.B45])/[.$D$6]" office:value-type="float" office:value="0.904109589041096">
            <text:p>0.904109589</text:p>
          </table:table-cell>
          <table:table-cell table:formula="of:=[.D44]*[.C45]" office:value-type="float" office:value="0.16781789362012">
            <text:p>0.1678178936</text:p>
          </table:table-cell>
          <table:table-cell table:formula="of:=1-[.D45]" office:value-type="float" office:value="0.83218210637988">
            <text:p>0.8321821064</text:p>
          </table:table-cell>
          <table:table-cell table:formula="of:=[.E45]*100" office:value-type="float" office:value="83.218210637988">
            <text:p>83.22</text:p>
          </table:table-cell>
          <table:table-cell table:formula="of:=(1-EXP(-[.B45]*([.B45]-1)/2/[.$D$6]))*100" office:value-type="float" office:value="82.2009908729695">
            <text:p>82.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([.$D$6]+1-[.B46])/[.$D$6]" office:value-type="float" office:value="0.901369863013699">
            <text:p>0.901369863</text:p>
          </table:table-cell>
          <table:table-cell table:formula="of:=[.D45]*[.C46]" office:value-type="float" office:value="0.151265991783615">
            <text:p>0.1512659918</text:p>
          </table:table-cell>
          <table:table-cell table:formula="of:=1-[.D46]" office:value-type="float" office:value="0.848734008216385">
            <text:p>0.8487340082</text:p>
          </table:table-cell>
          <table:table-cell table:formula="of:=[.E46]*100" office:value-type="float" office:value="84.8734008216385">
            <text:p>84.87</text:p>
          </table:table-cell>
          <table:table-cell table:formula="of:=(1-EXP(-[.B46]*([.B46]-1)/2/[.$D$6]))*100" office:value-type="float" office:value="83.8727134893154">
            <text:p>83.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([.$D$6]+1-[.B47])/[.$D$6]" office:value-type="float" office:value="0.898630136986301">
            <text:p>0.898630137</text:p>
          </table:table-cell>
          <table:table-cell table:formula="of:=[.D46]*[.C47]" office:value-type="float" office:value="0.135932178917879">
            <text:p>0.1359321789</text:p>
          </table:table-cell>
          <table:table-cell table:formula="of:=1-[.D47]" office:value-type="float" office:value="0.864067821082121">
            <text:p>0.8640678211</text:p>
          </table:table-cell>
          <table:table-cell table:formula="of:=[.E47]*100" office:value-type="float" office:value="86.4067821082121">
            <text:p>86.41</text:p>
          </table:table-cell>
          <table:table-cell table:formula="of:=(1-EXP(-[.B47]*([.B47]-1)/2/[.$D$6]))*100" office:value-type="float" office:value="85.4274038533844">
            <text:p>85.4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([.$D$6]+1-[.B48])/[.$D$6]" office:value-type="float" office:value="0.895890410958904">
            <text:p>0.895890411</text:p>
          </table:table-cell>
          <table:table-cell table:formula="of:=[.D47]*[.C48]" office:value-type="float" office:value="0.121780335633278">
            <text:p>0.1217803356</text:p>
          </table:table-cell>
          <table:table-cell table:formula="of:=1-[.D48]" office:value-type="float" office:value="0.878219664366722">
            <text:p>0.8782196644</text:p>
          </table:table-cell>
          <table:table-cell table:formula="of:=[.E48]*100" office:value-type="float" office:value="87.8219664366722">
            <text:p>87.82</text:p>
          </table:table-cell>
          <table:table-cell table:formula="of:=(1-EXP(-[.B48]*([.B48]-1)/2/[.$D$6]))*100" office:value-type="float" office:value="86.8682468786572">
            <text:p>86.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([.$D$6]+1-[.B49])/[.$D$6]" office:value-type="float" office:value="0.893150684931507">
            <text:p>0.8931506849</text:p>
          </table:table-cell>
          <table:table-cell table:formula="of:=[.D48]*[.C49]" office:value-type="float" office:value="0.108768190182051">
            <text:p>0.1087681902</text:p>
          </table:table-cell>
          <table:table-cell table:formula="of:=1-[.D49]" office:value-type="float" office:value="0.891231809817949">
            <text:p>0.8912318098</text:p>
          </table:table-cell>
          <table:table-cell table:formula="of:=[.E49]*100" office:value-type="float" office:value="89.1231809817949">
            <text:p>89.12</text:p>
          </table:table-cell>
          <table:table-cell table:formula="of:=(1-EXP(-[.B49]*([.B49]-1)/2/[.$D$6]))*100" office:value-type="float" office:value="88.1990045908877">
            <text:p>88.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([.$D$6]+1-[.B50])/[.$D$6]" office:value-type="float" office:value="0.89041095890411">
            <text:p>0.8904109589</text:p>
          </table:table-cell>
          <table:table-cell table:formula="of:=[.D49]*[.C50]" office:value-type="float" office:value="0.0968483885182646">
            <text:p>0.0968483885</text:p>
          </table:table-cell>
          <table:table-cell table:formula="of:=1-[.D50]" office:value-type="float" office:value="0.903151611481735">
            <text:p>0.9031516115</text:p>
          </table:table-cell>
          <table:table-cell table:formula="of:=[.E50]*100" office:value-type="float" office:value="90.3151611481735">
            <text:p>90.32</text:p>
          </table:table-cell>
          <table:table-cell table:formula="of:=(1-EXP(-[.B50]*([.B50]-1)/2/[.$D$6]))*100" office:value-type="float" office:value="89.4239200407698">
            <text:p>89.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([.$D$6]+1-[.B51])/[.$D$6]" office:value-type="float" office:value="0.887671232876712">
            <text:p>0.8876712329</text:p>
          </table:table-cell>
          <table:table-cell table:formula="of:=[.D50]*[.C51]" office:value-type="float" office:value="0.0859695284381307">
            <text:p>0.0859695284</text:p>
          </table:table-cell>
          <table:table-cell table:formula="of:=1-[.D51]" office:value-type="float" office:value="0.914030471561869">
            <text:p>0.9140304716</text:p>
          </table:table-cell>
          <table:table-cell table:formula="of:=[.E51]*100" office:value-type="float" office:value="91.4030471561869">
            <text:p>91.40</text:p>
          </table:table-cell>
          <table:table-cell table:formula="of:=(1-EXP(-[.B51]*([.B51]-1)/2/[.$D$6]))*100" office:value-type="float" office:value="90.5476245867578">
            <text:p>90.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([.$D$6]+1-[.B52])/[.$D$6]" office:value-type="float" office:value="0.884931506849315">
            <text:p>0.8849315068</text:p>
          </table:table-cell>
          <table:table-cell table:formula="of:=[.D51]*[.C52]" office:value-type="float" office:value="0.0760771443438801">
            <text:p>0.0760771443</text:p>
          </table:table-cell>
          <table:table-cell table:formula="of:=1-[.D52]" office:value-type="float" office:value="0.92392285565612">
            <text:p>0.9239228557</text:p>
          </table:table-cell>
          <table:table-cell table:formula="of:=[.E52]*100" office:value-type="float" office:value="92.392285565612">
            <text:p>92.39</text:p>
          </table:table-cell>
          <table:table-cell table:formula="of:=(1-EXP(-[.B52]*([.B52]-1)/2/[.$D$6]))*100" office:value-type="float" office:value="91.575049648295">
            <text:p>91.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([.$D$6]+1-[.B53])/[.$D$6]" office:value-type="float" office:value="0.882191780821918">
            <text:p>0.8821917808</text:p>
          </table:table-cell>
          <table:table-cell table:formula="of:=[.D52]*[.C53]" office:value-type="float" office:value="0.0671146314485737">
            <text:p>0.0671146314</text:p>
          </table:table-cell>
          <table:table-cell table:formula="of:=1-[.D53]" office:value-type="float" office:value="0.932885368551426">
            <text:p>0.9328853686</text:p>
          </table:table-cell>
          <table:table-cell table:formula="of:=[.E53]*100" office:value-type="float" office:value="93.2885368551426">
            <text:p>93.29</text:p>
          </table:table-cell>
          <table:table-cell table:formula="of:=(1-EXP(-[.B53]*([.B53]-1)/2/[.$D$6]))*100" office:value-type="float" office:value="92.5113438360386">
            <text:p>92.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([.$D$6]+1-[.B54])/[.$D$6]" office:value-type="float" office:value="0.879452054794521">
            <text:p>0.8794520548</text:p>
          </table:table-cell>
          <table:table-cell table:formula="of:=[.D53]*[.C54]" office:value-type="float" office:value="0.0590241005342251">
            <text:p>0.0590241005</text:p>
          </table:table-cell>
          <table:table-cell table:formula="of:=1-[.D54]" office:value-type="float" office:value="0.940975899465775">
            <text:p>0.9409758995</text:p>
          </table:table-cell>
          <table:table-cell table:formula="of:=[.E54]*100" office:value-type="float" office:value="94.0975899465775">
            <text:p>94.10</text:p>
          </table:table-cell>
          <table:table-cell table:formula="of:=(1-EXP(-[.B54]*([.B54]-1)/2/[.$D$6]))*100" office:value-type="float" office:value="93.3617961733168">
            <text:p>93.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([.$D$6]+1-[.B55])/[.$D$6]" office:value-type="float" office:value="0.876712328767123">
            <text:p>0.8767123288</text:p>
          </table:table-cell>
          <table:table-cell table:formula="of:=[.D54]*[.C55]" office:value-type="float" office:value="0.0517471566327453">
            <text:p>0.0517471566</text:p>
          </table:table-cell>
          <table:table-cell table:formula="of:=1-[.D55]" office:value-type="float" office:value="0.948252843367255">
            <text:p>0.9482528434</text:p>
          </table:table-cell>
          <table:table-cell table:formula="of:=[.E55]*100" office:value-type="float" office:value="94.8252843367255">
            <text:p>94.83</text:p>
          </table:table-cell>
          <table:table-cell table:formula="of:=(1-EXP(-[.B55]*([.B55]-1)/2/[.$D$6]))*100" office:value-type="float" office:value="94.1317659363552">
            <text:p>94.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([.$D$6]+1-[.B56])/[.$D$6]" office:value-type="float" office:value="0.873972602739726">
            <text:p>0.8739726027</text:p>
          </table:table-cell>
          <table:table-cell table:formula="of:=[.D55]*[.C56]" office:value-type="float" office:value="0.0452255971667007">
            <text:p>0.0452255972</text:p>
          </table:table-cell>
          <table:table-cell table:formula="of:=1-[.D56]" office:value-type="float" office:value="0.954774402833299">
            <text:p>0.9547744028</text:p>
          </table:table-cell>
          <table:table-cell table:formula="of:=[.E56]*100" office:value-type="float" office:value="95.4774402833299">
            <text:p>95.48</text:p>
          </table:table-cell>
          <table:table-cell table:formula="of:=(1-EXP(-[.B56]*([.B56]-1)/2/[.$D$6]))*100" office:value-type="float" office:value="94.8266194634852">
            <text:p>94.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([.$D$6]+1-[.B57])/[.$D$6]" office:value-type="float" office:value="0.871232876712329">
            <text:p>0.8712328767</text:p>
          </table:table-cell>
          <table:table-cell table:formula="of:=[.D56]*[.C57]" office:value-type="float" office:value="0.0394020271205775">
            <text:p>0.0394020271</text:p>
          </table:table-cell>
          <table:table-cell table:formula="of:=1-[.D57]" office:value-type="float" office:value="0.960597972879422">
            <text:p>0.9605979729</text:p>
          </table:table-cell>
          <table:table-cell table:formula="of:=[.E57]*100" office:value-type="float" office:value="96.0597972879422">
            <text:p>96.06</text:p>
          </table:table-cell>
          <table:table-cell table:formula="of:=(1-EXP(-[.B57]*([.B57]-1)/2/[.$D$6]))*100" office:value-type="float" office:value="95.4516741186872">
            <text:p>95.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([.$D$6]+1-[.B58])/[.$D$6]" office:value-type="float" office:value="0.868493150684932">
            <text:p>0.8684931507</text:p>
          </table:table-cell>
          <table:table-cell table:formula="of:=[.D57]*[.C58]" office:value-type="float" office:value="0.0342203906773235">
            <text:p>0.0342203907</text:p>
          </table:table-cell>
          <table:table-cell table:formula="of:=1-[.D58]" office:value-type="float" office:value="0.965779609322676">
            <text:p>0.9657796093</text:p>
          </table:table-cell>
          <table:table-cell table:formula="of:=[.E58]*100" office:value-type="float" office:value="96.5779609322676">
            <text:p>96.58</text:p>
          </table:table-cell>
          <table:table-cell table:formula="of:=(1-EXP(-[.B58]*([.B58]-1)/2/[.$D$6]))*100" office:value-type="float" office:value="96.0121494448306">
            <text:p>96.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([.$D$6]+1-[.B59])/[.$D$6]" office:value-type="float" office:value="0.865753424657534">
            <text:p>0.8657534247</text:p>
          </table:table-cell>
          <table:table-cell table:formula="of:=[.D58]*[.C59]" office:value-type="float" office:value="0.0296264204220116">
            <text:p>0.0296264204</text:p>
          </table:table-cell>
          <table:table-cell table:formula="of:=1-[.D59]" office:value-type="float" office:value="0.970373579577988">
            <text:p>0.9703735796</text:p>
          </table:table-cell>
          <table:table-cell table:formula="of:=[.E59]*100" office:value-type="float" office:value="97.0373579577988">
            <text:p>97.04</text:p>
          </table:table-cell>
          <table:table-cell table:formula="of:=(1-EXP(-[.B59]*([.B59]-1)/2/[.$D$6]))*100" office:value-type="float" office:value="96.5131254086311">
            <text:p>96.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([.$D$6]+1-[.B60])/[.$D$6]" office:value-type="float" office:value="0.863013698630137">
            <text:p>0.8630136986</text:p>
          </table:table-cell>
          <table:table-cell table:formula="of:=[.D59]*[.C60]" office:value-type="float" office:value="0.0255680066655716">
            <text:p>0.0255680067</text:p>
          </table:table-cell>
          <table:table-cell table:formula="of:=1-[.D60]" office:value-type="float" office:value="0.974431993334428">
            <text:p>0.9744319933</text:p>
          </table:table-cell>
          <table:table-cell table:formula="of:=[.E60]*100" office:value-type="float" office:value="97.4431993334428">
            <text:p>97.44</text:p>
          </table:table-cell>
          <table:table-cell table:formula="of:=(1-EXP(-[.B60]*([.B60]-1)/2/[.$D$6]))*100" office:value-type="float" office:value="96.9595075237731">
            <text:p>96.9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([.$D$6]+1-[.B61])/[.$D$6]" office:value-type="float" office:value="0.86027397260274">
            <text:p>0.8602739726</text:p>
          </table:table-cell>
          <table:table-cell table:formula="of:=[.D60]*[.C61]" office:value-type="float" office:value="0.0219954906657246">
            <text:p>0.0219954907</text:p>
          </table:table-cell>
          <table:table-cell table:formula="of:=1-[.D61]" office:value-type="float" office:value="0.978004509334275">
            <text:p>0.9780045093</text:p>
          </table:table-cell>
          <table:table-cell table:formula="of:=[.E61]*100" office:value-type="float" office:value="97.8004509334275">
            <text:p>97.80</text:p>
          </table:table-cell>
          <table:table-cell table:formula="of:=(1-EXP(-[.B61]*([.B61]-1)/2/[.$D$6]))*100" office:value-type="float" office:value="97.3559985413844">
            <text:p>97.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([.$D$6]+1-[.B62])/[.$D$6]" office:value-type="float" office:value="0.857534246575342">
            <text:p>0.8575342466</text:p>
          </table:table-cell>
          <table:table-cell table:formula="of:=[.D61]*[.C62]" office:value-type="float" office:value="0.0188618865160872">
            <text:p>0.0188618865</text:p>
          </table:table-cell>
          <table:table-cell table:formula="of:=1-[.D62]" office:value-type="float" office:value="0.981138113483913">
            <text:p>0.9811381135</text:p>
          </table:table-cell>
          <table:table-cell table:formula="of:=[.E62]*100" office:value-type="float" office:value="98.1138113483913">
            <text:p>98.11</text:p>
          </table:table-cell>
          <table:table-cell table:formula="of:=(1-EXP(-[.B62]*([.B62]-1)/2/[.$D$6]))*100" office:value-type="float" office:value="97.707076318119">
            <text:p>97.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([.$D$6]+1-[.B63])/[.$D$6]" office:value-type="float" office:value="0.854794520547945">
            <text:p>0.8547945205</text:p>
          </table:table-cell>
          <table:table-cell table:formula="of:=[.D62]*[.C63]" office:value-type="float" office:value="0.0161230372411485">
            <text:p>0.0161230372</text:p>
          </table:table-cell>
          <table:table-cell table:formula="of:=1-[.D63]" office:value-type="float" office:value="0.983876962758851">
            <text:p>0.9838769628</text:p>
          </table:table-cell>
          <table:table-cell table:formula="of:=[.E63]*100" office:value-type="float" office:value="98.3876962758852">
            <text:p>98.39</text:p>
          </table:table-cell>
          <table:table-cell table:formula="of:=(1-EXP(-[.B63]*([.B63]-1)/2/[.$D$6]))*100" office:value-type="float" office:value="98.0169774110326">
            <text:p>98.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([.$D$6]+1-[.B64])/[.$D$6]" office:value-type="float" office:value="0.852054794520548">
            <text:p>0.8520547945</text:p>
          </table:table-cell>
          <table:table-cell table:formula="of:=[.D63]*[.C64]" office:value-type="float" office:value="0.0137377111835539">
            <text:p>0.0137377112</text:p>
          </table:table-cell>
          <table:table-cell table:formula="of:=1-[.D64]" office:value-type="float" office:value="0.986262288816446">
            <text:p>0.9862622888</text:p>
          </table:table-cell>
          <table:table-cell table:formula="of:=[.E64]*100" office:value-type="float" office:value="98.6262288816446">
            <text:p>98.63</text:p>
          </table:table-cell>
          <table:table-cell table:formula="of:=(1-EXP(-[.B64]*([.B64]-1)/2/[.$D$6]))*100" office:value-type="float" office:value="98.2896859043682">
            <text:p>98.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([.$D$6]+1-[.B65])/[.$D$6]" office:value-type="float" office:value="0.849315068493151">
            <text:p>0.8493150685</text:p>
          </table:table-cell>
          <table:table-cell table:formula="of:=[.D64]*[.C65]" office:value-type="float" office:value="0.0116676451147992">
            <text:p>0.0116676451</text:p>
          </table:table-cell>
          <table:table-cell table:formula="of:=1-[.D65]" office:value-type="float" office:value="0.988332354885201">
            <text:p>0.9883323549</text:p>
          </table:table-cell>
          <table:table-cell table:formula="of:=[.E65]*100" office:value-type="float" office:value="98.8332354885201">
            <text:p>98.83</text:p>
          </table:table-cell>
          <table:table-cell table:formula="of:=(1-EXP(-[.B65]*([.B65]-1)/2/[.$D$6]))*100" office:value-type="float" office:value="98.5289269451236">
            <text:p>98.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([.$D$6]+1-[.B66])/[.$D$6]" office:value-type="float" office:value="0.846575342465753">
            <text:p>0.8465753425</text:p>
          </table:table-cell>
          <table:table-cell table:formula="of:=[.D65]*[.C66]" office:value-type="float" office:value="0.00987754065883002">
            <text:p>0.0098775407</text:p>
          </table:table-cell>
          <table:table-cell table:formula="of:=1-[.D66]" office:value-type="float" office:value="0.99012245934117">
            <text:p>0.9901224593</text:p>
          </table:table-cell>
          <table:table-cell table:formula="of:=[.E66]*100" office:value-type="float" office:value="99.012245934117">
            <text:p>99.01</text:p>
          </table:table-cell>
          <table:table-cell table:formula="of:=(1-EXP(-[.B66]*([.B66]-1)/2/[.$D$6]))*100" office:value-type="float" office:value="98.7381644504198">
            <text:p>98.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([.$D$6]+1-[.B67])/[.$D$6]" office:value-type="float" office:value="0.843835616438356">
            <text:p>0.8438356164</text:p>
          </table:table-cell>
          <table:table-cell table:formula="of:=[.D66]*[.C67]" office:value-type="float" office:value="0.00833502061073875">
            <text:p>0.0083350206</text:p>
          </table:table-cell>
          <table:table-cell table:formula="of:=1-[.D67]" office:value-type="float" office:value="0.991664979389261">
            <text:p>0.9916649794</text:p>
          </table:table-cell>
          <table:table-cell table:formula="of:=[.E67]*100" office:value-type="float" office:value="99.1664979389261">
            <text:p>99.17</text:p>
          </table:table-cell>
          <table:table-cell table:formula="of:=(1-EXP(-[.B67]*([.B67]-1)/2/[.$D$6]))*100" office:value-type="float" office:value="98.9206024486183">
            <text:p>98.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([.$D$6]+1-[.B68])/[.$D$6]" office:value-type="float" office:value="0.841095890410959">
            <text:p>0.8410958904</text:p>
          </table:table-cell>
          <table:table-cell table:formula="of:=[.D67]*[.C68]" office:value-type="float" office:value="0.00701055158218301">
            <text:p>0.0070105516</text:p>
          </table:table-cell>
          <table:table-cell table:formula="of:=1-[.D68]" office:value-type="float" office:value="0.992989448417817">
            <text:p>0.9929894484</text:p>
          </table:table-cell>
          <table:table-cell table:formula="of:=[.E68]*100" office:value-type="float" office:value="99.2989448417817">
            <text:p>99.30</text:p>
          </table:table-cell>
          <table:table-cell table:formula="of:=(1-EXP(-[.B68]*([.B68]-1)/2/[.$D$6]))*100" office:value-type="float" office:value="99.0791895261297">
            <text:p>99.0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([.$D$6]+1-[.B69])/[.$D$6]" office:value-type="float" office:value="0.838356164383562">
            <text:p>0.8383561644</text:p>
          </table:table-cell>
          <table:table-cell table:formula="of:=[.D68]*[.C69]" office:value-type="float" office:value="0.00587733913465206">
            <text:p>0.0058773391</text:p>
          </table:table-cell>
          <table:table-cell table:formula="of:=1-[.D69]" office:value-type="float" office:value="0.994122660865348">
            <text:p>0.9941226609</text:p>
          </table:table-cell>
          <table:table-cell table:formula="of:=[.E69]*100" office:value-type="float" office:value="99.4122660865348">
            <text:p>99.41</text:p>
          </table:table-cell>
          <table:table-cell table:formula="of:=(1-EXP(-[.B69]*([.B69]-1)/2/[.$D$6]))*100" office:value-type="float" office:value="99.2166258711656">
            <text:p>99.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([.$D$6]+1-[.B70])/[.$D$6]" office:value-type="float" office:value="0.835616438356164">
            <text:p>0.8356164384</text:p>
          </table:table-cell>
          <table:table-cell table:formula="of:=[.D69]*[.C70]" office:value-type="float" office:value="0.00491120119470925">
            <text:p>0.0049112012</text:p>
          </table:table-cell>
          <table:table-cell table:formula="of:=1-[.D70]" office:value-type="float" office:value="0.995088798805291">
            <text:p>0.9950887988</text:p>
          </table:table-cell>
          <table:table-cell table:formula="of:=[.E70]*100" office:value-type="float" office:value="99.5088798805291">
            <text:p>99.51</text:p>
          </table:table-cell>
          <table:table-cell table:formula="of:=(1-EXP(-[.B70]*([.B70]-1)/2/[.$D$6]))*100" office:value-type="float" office:value="99.3353724325429">
            <text:p>99.3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([.$D$6]+1-[.B71])/[.$D$6]" office:value-type="float" office:value="0.832876712328767">
            <text:p>0.8328767123</text:p>
          </table:table-cell>
          <table:table-cell table:formula="of:=[.D70]*[.C71]" office:value-type="float" office:value="0.00409042510463455">
            <text:p>0.0040904251</text:p>
          </table:table-cell>
          <table:table-cell table:formula="of:=1-[.D71]" office:value-type="float" office:value="0.995909574895365">
            <text:p>0.9959095749</text:p>
          </table:table-cell>
          <table:table-cell table:formula="of:=[.E71]*100" office:value-type="float" office:value="99.5909574895365">
            <text:p>99.59</text:p>
          </table:table-cell>
          <table:table-cell table:formula="of:=(1-EXP(-[.B71]*([.B71]-1)/2/[.$D$6]))*100" office:value-type="float" office:value="99.4376617443817">
            <text:p>99.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([.$D$6]+1-[.B72])/[.$D$6]" office:value-type="float" office:value="0.83013698630137">
            <text:p>0.8301369863</text:p>
          </table:table-cell>
          <table:table-cell table:formula="of:=[.D71]*[.C72]" office:value-type="float" office:value="0.00339561316905279">
            <text:p>0.0033956132</text:p>
          </table:table-cell>
          <table:table-cell table:formula="of:=1-[.D72]" office:value-type="float" office:value="0.996604386830947">
            <text:p>0.9966043868</text:p>
          </table:table-cell>
          <table:table-cell table:formula="of:=[.E72]*100" office:value-type="float" office:value="99.6604386830947">
            <text:p>99.66</text:p>
          </table:table-cell>
          <table:table-cell table:formula="of:=(1-EXP(-[.B72]*([.B72]-1)/2/[.$D$6]))*100" office:value-type="float" office:value="99.5255100045309">
            <text:p>99.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([.$D$6]+1-[.B73])/[.$D$6]" office:value-type="float" office:value="0.827397260273973">
            <text:p>0.8273972603</text:p>
          </table:table-cell>
          <table:table-cell table:formula="of:=[.D72]*[.C73]" office:value-type="float" office:value="0.0028095210330245">
            <text:p>0.002809521</text:p>
          </table:table-cell>
          <table:table-cell table:formula="of:=1-[.D73]" office:value-type="float" office:value="0.997190478966976">
            <text:p>0.997190479</text:p>
          </table:table-cell>
          <table:table-cell table:formula="of:=[.E73]*100" office:value-type="float" office:value="99.7190478966976">
            <text:p>99.72</text:p>
          </table:table-cell>
          <table:table-cell table:formula="of:=(1-EXP(-[.B73]*([.B73]-1)/2/[.$D$6]))*100" office:value-type="float" office:value="99.6007300343489">
            <text:p>99.6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([.$D$6]+1-[.B74])/[.$D$6]" office:value-type="float" office:value="0.824657534246575">
            <text:p>0.8246575342</text:p>
          </table:table-cell>
          <table:table-cell table:formula="of:=[.D73]*[.C74]" office:value-type="float" office:value="0.00231689268750788">
            <text:p>0.0023168927</text:p>
          </table:table-cell>
          <table:table-cell table:formula="of:=1-[.D74]" office:value-type="float" office:value="0.997683107312492">
            <text:p>0.9976831073</text:p>
          </table:table-cell>
          <table:table-cell table:formula="of:=[.E74]*100" office:value-type="float" office:value="99.7683107312492">
            <text:p>99.77</text:p>
          </table:table-cell>
          <table:table-cell table:formula="of:=(1-EXP(-[.B74]*([.B74]-1)/2/[.$D$6]))*100" office:value-type="float" office:value="99.6649447887376">
            <text:p>99.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([.$D$6]+1-[.B75])/[.$D$6]" office:value-type="float" office:value="0.821917808219178">
            <text:p>0.8219178082</text:p>
          </table:table-cell>
          <table:table-cell table:formula="of:=[.D74]*[.C75]" office:value-type="float" office:value="0.00190429535959552">
            <text:p>0.0019042954</text:p>
          </table:table-cell>
          <table:table-cell table:formula="of:=1-[.D75]" office:value-type="float" office:value="0.998095704640405">
            <text:p>0.9980957046</text:p>
          </table:table-cell>
          <table:table-cell table:formula="of:=[.E75]*100" office:value-type="float" office:value="99.8095704640405">
            <text:p>99.81</text:p>
          </table:table-cell>
          <table:table-cell table:formula="of:=(1-EXP(-[.B75]*([.B75]-1)/2/[.$D$6]))*100" office:value-type="float" office:value="99.7196011269134">
            <text:p>99.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([.$D$6]+1-[.B76])/[.$D$6]" office:value-type="float" office:value="0.819178082191781">
            <text:p>0.8191780822</text:p>
          </table:table-cell>
          <table:table-cell table:formula="of:=[.D75]*[.C76]" office:value-type="float" office:value="0.00155995702060016">
            <text:p>0.001559957</text:p>
          </table:table-cell>
          <table:table-cell table:formula="of:=1-[.D76]" office:value-type="float" office:value="0.9984400429794">
            <text:p>0.998440043</text:p>
          </table:table-cell>
          <table:table-cell table:formula="of:=[.E76]*100" office:value-type="float" office:value="99.84400429794">
            <text:p>99.84</text:p>
          </table:table-cell>
          <table:table-cell table:formula="of:=(1-EXP(-[.B76]*([.B76]-1)/2/[.$D$6]))*100" office:value-type="float" office:value="99.7659835953143">
            <text:p>99.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([.$D$6]+1-[.B77])/[.$D$6]" office:value-type="float" office:value="0.816438356164383">
            <text:p>0.8164383562</text:p>
          </table:table-cell>
          <table:table-cell table:formula="of:=[.D76]*[.C77]" office:value-type="float" office:value="0.00127360874558589">
            <text:p>0.0012736087</text:p>
          </table:table-cell>
          <table:table-cell table:formula="of:=1-[.D77]" office:value-type="float" office:value="0.998726391254414">
            <text:p>0.9987263913</text:p>
          </table:table-cell>
          <table:table-cell table:formula="of:=[.E77]*100" office:value-type="float" office:value="99.8726391254414">
            <text:p>99.87</text:p>
          </table:table-cell>
          <table:table-cell table:formula="of:=(1-EXP(-[.B77]*([.B77]-1)/2/[.$D$6]))*100" office:value-type="float" office:value="99.8052280134688">
            <text:p>99.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([.$D$6]+1-[.B78])/[.$D$6]" office:value-type="float" office:value="0.813698630136986">
            <text:p>0.8136986301</text:p>
          </table:table-cell>
          <table:table-cell table:formula="of:=[.D77]*[.C78]" office:value-type="float" office:value="0.00103633369161372">
            <text:p>0.0010363337</text:p>
          </table:table-cell>
          <table:table-cell table:formula="of:=1-[.D78]" office:value-type="float" office:value="0.998963666308386">
            <text:p>0.9989636663</text:p>
          </table:table-cell>
          <table:table-cell table:formula="of:=[.E78]*100" office:value-type="float" office:value="99.8963666308386">
            <text:p>99.90</text:p>
          </table:table-cell>
          <table:table-cell table:formula="of:=(1-EXP(-[.B78]*([.B78]-1)/2/[.$D$6]))*100" office:value-type="float" office:value="99.8383346909353">
            <text:p>99.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([.$D$6]+1-[.B79])/[.$D$6]" office:value-type="float" office:value="0.810958904109589">
            <text:p>0.8109589041</text:p>
          </table:table-cell>
          <table:table-cell table:formula="of:=[.D78]*[.C79]" office:value-type="float" office:value="0.000840424034842908">
            <text:p>0.000840424</text:p>
          </table:table-cell>
          <table:table-cell table:formula="of:=1-[.D79]" office:value-type="float" office:value="0.999159575965157">
            <text:p>0.999159576</text:p>
          </table:table-cell>
          <table:table-cell table:formula="of:=[.E79]*100" office:value-type="float" office:value="99.9159575965157">
            <text:p>99.92</text:p>
          </table:table-cell>
          <table:table-cell table:formula="of:=(1-EXP(-[.B79]*([.B79]-1)/2/[.$D$6]))*100" office:value-type="float" office:value="99.8661811380739">
            <text:p>99.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([.$D$6]+1-[.B80])/[.$D$6]" office:value-type="float" office:value="0.808219178082192">
            <text:p>0.8082191781</text:p>
          </table:table-cell>
          <table:table-cell table:formula="of:=[.D79]*[.C80]" office:value-type="float" office:value="0.000679246822681255">
            <text:p>0.0006792468</text:p>
          </table:table-cell>
          <table:table-cell table:formula="of:=1-[.D80]" office:value-type="float" office:value="0.999320753177319">
            <text:p>0.9993207532</text:p>
          </table:table-cell>
          <table:table-cell table:formula="of:=[.E80]*100" office:value-type="float" office:value="99.9320753177319">
            <text:p>99.93</text:p>
          </table:table-cell>
          <table:table-cell table:formula="of:=(1-EXP(-[.B80]*([.B80]-1)/2/[.$D$6]))*100" office:value-type="float" office:value="99.8895341650819">
            <text:p>99.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([.$D$6]+1-[.B81])/[.$D$6]" office:value-type="float" office:value="0.805479452054795">
            <text:p>0.8054794521</text:p>
          </table:table-cell>
          <table:table-cell table:formula="of:=[.D80]*[.C81]" office:value-type="float" office:value="0.000547119358543257">
            <text:p>0.0005471194</text:p>
          </table:table-cell>
          <table:table-cell table:formula="of:=1-[.D81]" office:value-type="float" office:value="0.999452880641457">
            <text:p>0.9994528806</text:p>
          </table:table-cell>
          <table:table-cell table:formula="of:=[.E81]*100" office:value-type="float" office:value="99.9452880641457">
            <text:p>99.95</text:p>
          </table:table-cell>
          <table:table-cell table:formula="of:=(1-EXP(-[.B81]*([.B81]-1)/2/[.$D$6]))*100" office:value-type="float" office:value="99.9090612921986">
            <text:p>99.9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([.$D$6]+1-[.B82])/[.$D$6]" office:value-type="float" office:value="0.802739726027397">
            <text:p>0.802739726</text:p>
          </table:table-cell>
          <table:table-cell table:formula="of:=[.D81]*[.C82]" office:value-type="float" office:value="0.0004391944439813">
            <text:p>0.0004391944</text:p>
          </table:table-cell>
          <table:table-cell table:formula="of:=1-[.D82]" office:value-type="float" office:value="0.999560805556019">
            <text:p>0.9995608056</text:p>
          </table:table-cell>
          <table:table-cell table:formula="of:=[.E82]*100" office:value-type="float" office:value="99.9560805556019">
            <text:p>99.96</text:p>
          </table:table-cell>
          <table:table-cell table:formula="of:=(1-EXP(-[.B82]*([.B82]-1)/2/[.$D$6]))*100" office:value-type="float" office:value="99.9253414191623">
            <text:p>99.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([.$D$6]+1-[.B83])/[.$D$6]" office:value-type="float" office:value="0.8">
            <text:p>0.8</text:p>
          </table:table-cell>
          <table:table-cell table:formula="of:=[.D82]*[.C83]" office:value-type="float" office:value="0.00035135555518504">
            <text:p>0.0003513556</text:p>
          </table:table-cell>
          <table:table-cell table:formula="of:=1-[.D83]" office:value-type="float" office:value="0.999648644444815">
            <text:p>0.9996486444</text:p>
          </table:table-cell>
          <table:table-cell table:formula="of:=[.E83]*100" office:value-type="float" office:value="99.9648644444815">
            <text:p>99.96</text:p>
          </table:table-cell>
          <table:table-cell table:formula="of:=(1-EXP(-[.B83]*([.B83]-1)/2/[.$D$6]))*100" office:value-type="float" office:value="99.938874723887">
            <text:p>99.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([.$D$6]+1-[.B84])/[.$D$6]" office:value-type="float" office:value="0.797260273972603">
            <text:p>0.797260274</text:p>
          </table:table-cell>
          <table:table-cell table:formula="of:=[.D83]*[.C84]" office:value-type="float" office:value="0.000280121826188621">
            <text:p>0.0002801218</text:p>
          </table:table-cell>
          <table:table-cell table:formula="of:=1-[.D84]" office:value-type="float" office:value="0.999719878173811">
            <text:p>0.9997198782</text:p>
          </table:table-cell>
          <table:table-cell table:formula="of:=[.E84]*100" office:value-type="float" office:value="99.9719878173811">
            <text:p>99.97</text:p>
          </table:table-cell>
          <table:table-cell table:formula="of:=(1-EXP(-[.B84]*([.B84]-1)/2/[.$D$6]))*100" office:value-type="float" office:value="99.9500917789872">
            <text:p>99.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([.$D$6]+1-[.B85])/[.$D$6]" office:value-type="float" office:value="0.794520547945205">
            <text:p>0.7945205479</text:p>
          </table:table-cell>
          <table:table-cell table:formula="of:=[.D84]*[.C85]" office:value-type="float" office:value="0.000222562546834794">
            <text:p>0.0002225625</text:p>
          </table:table-cell>
          <table:table-cell table:formula="of:=1-[.D85]" office:value-type="float" office:value="0.999777437453165">
            <text:p>0.9997774375</text:p>
          </table:table-cell>
          <table:table-cell table:formula="of:=[.E85]*100" office:value-type="float" office:value="99.9777437453165">
            <text:p>99.98</text:p>
          </table:table-cell>
          <table:table-cell table:formula="of:=(1-EXP(-[.B85]*([.B85]-1)/2/[.$D$6]))*100" office:value-type="float" office:value="99.9593618903818">
            <text:p>99.9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([.$D$6]+1-[.B86])/[.$D$6]" office:value-type="float" office:value="0.791780821917808">
            <text:p>0.7917808219</text:p>
          </table:table-cell>
          <table:table-cell table:formula="of:=[.D85]*[.C86]" office:value-type="float" office:value="0.000176220756260974">
            <text:p>0.0001762208</text:p>
          </table:table-cell>
          <table:table-cell table:formula="of:=1-[.D86]" office:value-type="float" office:value="0.999823779243739">
            <text:p>0.9998237792</text:p>
          </table:table-cell>
          <table:table-cell table:formula="of:=[.E86]*100" office:value-type="float" office:value="99.9823779243739">
            <text:p>99.98</text:p>
          </table:table-cell>
          <table:table-cell table:formula="of:=(1-EXP(-[.B86]*([.B86]-1)/2/[.$D$6]))*100" office:value-type="float" office:value="99.9670006749309">
            <text:p>99.9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([.$D$6]+1-[.B87])/[.$D$6]" office:value-type="float" office:value="0.789041095890411">
            <text:p>0.7890410959</text:p>
          </table:table-cell>
          <table:table-cell table:formula="of:=[.D86]*[.C87]" office:value-type="float" office:value="0.000139045418638796">
            <text:p>0.0001390454</text:p>
          </table:table-cell>
          <table:table-cell table:formula="of:=1-[.D87]" office:value-type="float" office:value="0.999860954581361">
            <text:p>0.9998609546</text:p>
          </table:table-cell>
          <table:table-cell table:formula="of:=[.E87]*100" office:value-type="float" office:value="99.9860954581361">
            <text:p>99.99</text:p>
          </table:table-cell>
          <table:table-cell table:formula="of:=(1-EXP(-[.B87]*([.B87]-1)/2/[.$D$6]))*100" office:value-type="float" office:value="99.9732769041476">
            <text:p>99.9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([.$D$6]+1-[.B88])/[.$D$6]" office:value-type="float" office:value="0.786301369863014">
            <text:p>0.7863013699</text:p>
          </table:table-cell>
          <table:table-cell table:formula="of:=[.D87]*[.C88]" office:value-type="float" office:value="0.000109331603148862">
            <text:p>0.0001093316</text:p>
          </table:table-cell>
          <table:table-cell table:formula="of:=1-[.D88]" office:value-type="float" office:value="0.999890668396851">
            <text:p>0.9998906684</text:p>
          </table:table-cell>
          <table:table-cell table:formula="of:=[.E88]*100" office:value-type="float" office:value="99.9890668396851">
            <text:p>99.99</text:p>
          </table:table-cell>
          <table:table-cell table:formula="of:=(1-EXP(-[.B88]*([.B88]-1)/2/[.$D$6]))*100" office:value-type="float" office:value="99.9784186487318">
            <text:p>99.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([.$D$6]+1-[.B89])/[.$D$6]" office:value-type="float" office:value="0.783561643835616">
            <text:p>0.7835616438</text:p>
          </table:table-cell>
          <table:table-cell table:formula="of:=[.D88]*[.C89]" office:value-type="float" office:value="0.0000856680506865053">
            <text:p>8.56680506865053E-005</text:p>
          </table:table-cell>
          <table:table-cell table:formula="of:=1-[.D89]" office:value-type="float" office:value="0.999914331949313">
            <text:p>0.9999143319</text:p>
          </table:table-cell>
          <table:table-cell table:formula="of:=[.E89]*100" office:value-type="float" office:value="99.9914331949313">
            <text:p>99.99</text:p>
          </table:table-cell>
          <table:table-cell table:formula="of:=(1-EXP(-[.B89]*([.B89]-1)/2/[.$D$6]))*100" office:value-type="float" office:value="99.9826187642631">
            <text:p>99.98</text:p>
          </table:table-cell>
          <table:table-cell table:number-columns-repeated="1017"/>
        </table:table-row>
      </table:table>
      <table:table table:name="BirthDatePlot" table:style-name="ta1" table:print="false">
        <table:table-column table:style-name="co1" table:default-cell-style-name="Default"/>
        <table:table-row table:style-name="ro1">
          <table:table-cell>
            <draw:frame table:end-cell-address="BirthDatePlot.H38" table:end-x="0.8236in" table:end-y="0.1256in" draw:z-index="0" draw:style-name="gr1" svg:width="7.0177in" svg:height="6.6756in" svg:x="0.0287in" svg:y="0.0287in">
              <draw:object draw:notify-on-update-of-ranges="BirthDateCalculations.B10:BirthDateCalculations.B89 BirthDateCalculations.D3:BirthDateCalculations.D3 BirthDateCalculations.F10:BirthDateCalculations.F89 BirthDateCalculations.B10:BirthDateCalculations.B89 BirthDateCalculations.G8:BirthDateCalculations.G9 BirthDateCalculations.G10:BirthDateCalculations.G8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5/23/2014</text:date>, <text:time>11:1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cc </meta:initial-creator>
    <meta:creation-date>2014-05-22T13:57:43.94</meta:creation-date>
    <dc:date>2014-05-23T11:18:03.85</dc:date>
    <dc:creator>Dr. Mark E. Lehr</dc:creator>
    <meta:editing-duration>PT13M27S</meta:editing-duration>
    <meta:editing-cycles>2</meta:editing-cycles>
    <meta:generator>OpenOffice.org/3.3$Win32 OpenOffice.org_project/330m20$Build-9567</meta:generator>
    <meta:document-statistic meta:table-count="2" meta:cell-count="4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26cm" svg:height="16.957cm" xlink:href=".." xlink:type="simple" chart:class="chart:scatter" chart:style-name="ch1">
        <chart:title svg:x="7.057cm" svg:y="0.475cm" chart:style-name="ch2">
          <text:p>Birth Day Problem</text:p>
        </chart:title>
        <chart:subtitle svg:x="3.948cm" svg:y="1.593cm" chart:style-name="ch3">
          <text:p>Odds of 2 or more People in a room with Same Birth Day</text:p>
        </chart:subtitle>
        <chart:legend chart:legend-position="end" svg:x="11.937cm" svg:y="7.932cm" chart:style-name="ch4"/>
        <chart:plot-area chart:style-name="ch5" table:cell-range-address="BirthDateCalculations.B10:BirthDateCalculations.B89 BirthDateCalculations.D3:BirthDateCalculations.D3 BirthDateCalculations.F10:BirthDateCalculations.G89 BirthDateCalculations.G8:BirthDateCalculations.G9" chart:data-source-has-labels="row" svg:x="0.918cm" svg:y="4.555cm" svg:width="9.926cm" svg:height="10.674cm">
          <chartooo:coordinate-region svg:x="1.725cm" svg:y="4.767cm" svg:width="8.932cm" svg:height="9.789cm"/>
          <chart:axis chart:dimension="x" chart:name="primary-x" chart:style-name="ch6">
            <chart:title svg:x="3.442cm" svg:y="15.569cm" chart:style-name="ch7">
              <text:p>Number of Individuals in a Room</text:p>
            </chart:title>
            <chart:grid chart:style-name="ch8" chart:class="major"/>
            <chart:grid chart:style-name="ch8" chart:class="minor"/>
          </chart:axis>
          <chart:axis chart:dimension="y" chart:name="primary-y" chart:style-name="ch9">
            <chart:title svg:x="0.001cm" svg:y="11.471cm" chart:style-name="ch10">
              <text:p>Probability in Percent</text:p>
            </chart:title>
            <chart:grid chart:style-name="ch8" chart:class="major"/>
            <chart:grid chart:style-name="ch8" chart:class="minor"/>
          </chart:axis>
          <chart:series chart:style-name="ch11" chart:values-cell-range-address="BirthDateCalculations.F10:BirthDateCalculations.F89" chart:label-cell-address="BirthDateCalculations.D3:BirthDateCalculations.D3" chart:class="chart:scatter">
            <chart:domain table:cell-range-address="BirthDateCalculations.B10:BirthDateCalculations.B89"/>
            <chart:data-point chart:repeated="80"/>
          </chart:series>
          <chart:series chart:style-name="ch12" chart:values-cell-range-address="BirthDateCalculations.G10:BirthDateCalculations.G89" chart:label-cell-address="BirthDateCalculations.G8:BirthDateCalculations.G9" chart:class="chart:scatte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irth Day Problem</text:p>
                <draw:g>
                  <svg:desc>BirthDateCalculations.D3:BirthDateCalculations.D3</svg:desc>
                </draw:g>
              </table:table-cell>
              <table:table-cell office:value-type="string">
                <text:p>Approximation 1-e^(-N*(N-1)/(2D))</text:p>
                <draw:g>
                  <svg:desc>BirthDateCalculations.G8:BirthDateCalculations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irthDateCalculations.B10:BirthDateCalculations.B89</svg:desc>
                </draw:g>
              </table:table-cell>
              <table:table-cell office:value-type="float" office:value="0">
                <text:p>0</text:p>
                <draw:g>
                  <svg:desc>BirthDateCalculations.F10:BirthDateCalculations.F89</svg:desc>
                </draw:g>
              </table:table-cell>
              <table:table-cell office:value-type="float" office:value="0">
                <text:p>0</text:p>
                <draw:g>
                  <svg:desc>BirthDateCalculations.G10:BirthDateCalculations.G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3972602739725">
                <text:p>0.273972602739725</text:p>
              </table:table-cell>
              <table:table-cell office:value-type="float" office:value="0.273597640314072">
                <text:p>0.273597640314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20416588478135">
                <text:p>0.820416588478135</text:p>
              </table:table-cell>
              <table:table-cell office:value-type="float" office:value="0.818549298912086">
                <text:p>0.818549298912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63559124665502">
                <text:p>1.63559124665502</text:p>
              </table:table-cell>
              <table:table-cell office:value-type="float" office:value="1.63039836827668">
                <text:p>1.63039836827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71355736997935">
                <text:p>2.71355736997935</text:p>
              </table:table-cell>
              <table:table-cell office:value-type="float" office:value="2.702535943346">
                <text:p>2.702535943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04624836491114">
                <text:p>4.04624836491114</text:p>
              </table:table-cell>
              <table:table-cell office:value-type="float" office:value="4.02629040492627">
                <text:p>4.02629040492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62357030959754">
                <text:p>5.62357030959754</text:p>
              </table:table-cell>
              <table:table-cell office:value-type="float" office:value="5.59104420013895">
                <text:p>5.59104420013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4335292351669">
                <text:p>7.4335292351669</text:p>
              </table:table-cell>
              <table:table-cell office:value-type="float" office:value="7.38437562032495">
                <text:p>7.38437562032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46238338891667">
                <text:p>9.46238338891667</text:p>
              </table:table-cell>
              <table:table-cell office:value-type="float" office:value="9.39222292889984">
                <text:p>9.39222292889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948177711078">
                <text:p>11.6948177711078</text:p>
              </table:table-cell>
              <table:table-cell office:value-type="float" office:value="11.599067807218">
                <text:p>11.599067807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.1141378321733">
                <text:p>14.1141378321733</text:p>
              </table:table-cell>
              <table:table-cell office:value-type="float" office:value="13.9881347739809">
                <text:p>13.9881347739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.7024788838064">
                <text:p>16.7024788838064</text:p>
              </table:table-cell>
              <table:table-cell office:value-type="float" office:value="16.5416029994513">
                <text:p>16.5416029994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.4410275232429">
                <text:p>19.4410275232429</text:p>
              </table:table-cell>
              <table:table-cell office:value-type="float" office:value="19.2408267838215">
                <text:p>19.2408267838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.3102512004973">
                <text:p>22.3102512004973</text:p>
              </table:table-cell>
              <table:table-cell office:value-type="float" office:value="22.0665609013135">
                <text:p>22.0665609013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.2901319763686">
                <text:p>25.2901319763686</text:p>
              </table:table-cell>
              <table:table-cell office:value-type="float" office:value="24.9991870274637">
                <text:p>24.9991870274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.360400525285">
                <text:p>28.360400525285</text:p>
              </table:table-cell>
              <table:table-cell office:value-type="float" office:value="28.0189375637936">
                <text:p>28.0189375637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1.5007665296561">
                <text:p>31.5007665296561</text:p>
              </table:table-cell>
              <table:table-cell office:value-type="float" office:value="31.1061133468671">
                <text:p>31.10611334686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4.691141787179">
                <text:p>34.691141787179</text:p>
              </table:table-cell>
              <table:table-cell office:value-type="float" office:value="34.2412919708464">
                <text:p>34.2412919708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7.9118526031537">
                <text:p>37.9118526031537</text:p>
              </table:table-cell>
              <table:table-cell office:value-type="float" office:value="37.4055237557417">
                <text:p>37.4055237557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1.143838358058">
                <text:p>41.143838358058</text:p>
              </table:table-cell>
              <table:table-cell office:value-type="float" office:value="40.5805127479326">
                <text:p>40.5805127479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4.3688335165206">
                <text:p>44.3688335165206</text:p>
              </table:table-cell>
              <table:table-cell office:value-type="float" office:value="43.7487805345863">
                <text:p>43.7487805345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7.569530766255">
                <text:p>47.569530766255</text:p>
              </table:table-cell>
              <table:table-cell office:value-type="float" office:value="46.8938110780148">
                <text:p>46.8938110780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0.7297234323986">
                <text:p>50.7297234323986</text:p>
              </table:table-cell>
              <table:table-cell office:value-type="float" office:value="50.0001752182711">
                <text:p>50.0001752182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3.8344257914529">
                <text:p>53.8344257914529</text:p>
              </table:table-cell>
              <table:table-cell office:value-type="float" office:value="53.0536339409052">
                <text:p>53.0536339409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6.8699703969464">
                <text:p>56.8699703969464</text:p>
              </table:table-cell>
              <table:table-cell office:value-type="float" office:value="56.0412199507277">
                <text:p>56.04121995072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9.8240820135939">
                <text:p>59.8240820135939</text:p>
              </table:table-cell>
              <table:table-cell office:value-type="float" office:value="58.9512975213267">
                <text:p>58.9512975213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2.6859282263242">
                <text:p>62.6859282263242</text:p>
              </table:table-cell>
              <table:table-cell office:value-type="float" office:value="61.7736009945761">
                <text:p>61.77360099457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5.4461472342399">
                <text:p>65.4461472342399</text:p>
              </table:table-cell>
              <table:table-cell office:value-type="float" office:value="64.4992526762893">
                <text:p>64.4992526762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8.0968537477777">
                <text:p>68.0968537477777</text:p>
              </table:table-cell>
              <table:table-cell office:value-type="float" office:value="67.1207612066945">
                <text:p>67.1207612066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6316242719269">
                <text:p>70.6316242719269</text:p>
              </table:table-cell>
              <table:table-cell office:value-type="float" office:value="69.6320017721924">
                <text:p>69.6320017721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3.0454633728644">
                <text:p>73.0454633728644</text:p>
              </table:table-cell>
              <table:table-cell office:value-type="float" office:value="72.0281797640889">
                <text:p>72.0281797640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5.3347527850321">
                <text:p>75.3347527850321</text:p>
              </table:table-cell>
              <table:table-cell office:value-type="float" office:value="74.3057796784106">
                <text:p>74.30577967841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7.4971854175772">
                <text:p>77.4971854175772</text:p>
              </table:table-cell>
              <table:table-cell office:value-type="float" office:value="76.4625011877242">
                <text:p>76.4625011877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9.5316864620154">
                <text:p>79.5316864620154</text:p>
              </table:table-cell>
              <table:table-cell office:value-type="float" office:value="78.4971844017343">
                <text:p>78.49718440173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1.4383238874715">
                <text:p>81.4383238874715</text:p>
              </table:table-cell>
              <table:table-cell office:value-type="float" office:value="80.409726370253">
                <text:p>80.4097263702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3.218210637988">
                <text:p>83.218210637988</text:p>
              </table:table-cell>
              <table:table-cell office:value-type="float" office:value="82.2009908729695">
                <text:p>82.2009908729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4.8734008216385">
                <text:p>84.8734008216385</text:p>
              </table:table-cell>
              <table:table-cell office:value-type="float" office:value="83.8727134893154">
                <text:p>83.8727134893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6.4067821082121">
                <text:p>86.4067821082121</text:p>
              </table:table-cell>
              <table:table-cell office:value-type="float" office:value="85.4274038533844">
                <text:p>85.4274038533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7.8219664366722">
                <text:p>87.8219664366722</text:p>
              </table:table-cell>
              <table:table-cell office:value-type="float" office:value="86.8682468786572">
                <text:p>86.86824687865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9.1231809817949">
                <text:p>89.1231809817949</text:p>
              </table:table-cell>
              <table:table-cell office:value-type="float" office:value="88.1990045908877">
                <text:p>88.1990045908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0.3151611481735">
                <text:p>90.3151611481735</text:p>
              </table:table-cell>
              <table:table-cell office:value-type="float" office:value="89.4239200407698">
                <text:p>89.4239200407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1.4030471561869">
                <text:p>91.4030471561869</text:p>
              </table:table-cell>
              <table:table-cell office:value-type="float" office:value="90.5476245867578">
                <text:p>90.5476245867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2.392285565612">
                <text:p>92.392285565612</text:p>
              </table:table-cell>
              <table:table-cell office:value-type="float" office:value="91.575049648295">
                <text:p>91.575049648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3.2885368551426">
                <text:p>93.2885368551426</text:p>
              </table:table-cell>
              <table:table-cell office:value-type="float" office:value="92.5113438360386">
                <text:p>92.5113438360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4.0975899465775">
                <text:p>94.0975899465775</text:p>
              </table:table-cell>
              <table:table-cell office:value-type="float" office:value="93.3617961733168">
                <text:p>93.3617961733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4.8252843367255">
                <text:p>94.8252843367255</text:p>
              </table:table-cell>
              <table:table-cell office:value-type="float" office:value="94.1317659363552">
                <text:p>94.1317659363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5.4774402833299">
                <text:p>95.4774402833299</text:p>
              </table:table-cell>
              <table:table-cell office:value-type="float" office:value="94.8266194634852">
                <text:p>94.8266194634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6.0597972879422">
                <text:p>96.0597972879422</text:p>
              </table:table-cell>
              <table:table-cell office:value-type="float" office:value="95.4516741186872">
                <text:p>95.4516741186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6.5779609322676">
                <text:p>96.5779609322676</text:p>
              </table:table-cell>
              <table:table-cell office:value-type="float" office:value="96.0121494448306">
                <text:p>96.0121494448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7.0373579577988">
                <text:p>97.0373579577988</text:p>
              </table:table-cell>
              <table:table-cell office:value-type="float" office:value="96.5131254086311">
                <text:p>96.5131254086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7.4431993334428">
                <text:p>97.4431993334428</text:p>
              </table:table-cell>
              <table:table-cell office:value-type="float" office:value="96.9595075237731">
                <text:p>96.9595075237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7.8004509334275">
                <text:p>97.8004509334275</text:p>
              </table:table-cell>
              <table:table-cell office:value-type="float" office:value="97.3559985413844">
                <text:p>97.3559985413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8.1138113483913">
                <text:p>98.1138113483913</text:p>
              </table:table-cell>
              <table:table-cell office:value-type="float" office:value="97.707076318119">
                <text:p>97.707076318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8.3876962758852">
                <text:p>98.3876962758852</text:p>
              </table:table-cell>
              <table:table-cell office:value-type="float" office:value="98.0169774110326">
                <text:p>98.0169774110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8.6262288816446">
                <text:p>98.6262288816446</text:p>
              </table:table-cell>
              <table:table-cell office:value-type="float" office:value="98.2896859043682">
                <text:p>98.28968590436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8.8332354885201">
                <text:p>98.8332354885201</text:p>
              </table:table-cell>
              <table:table-cell office:value-type="float" office:value="98.5289269451236">
                <text:p>98.5289269451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9.012245934117">
                <text:p>99.012245934117</text:p>
              </table:table-cell>
              <table:table-cell office:value-type="float" office:value="98.7381644504198">
                <text:p>98.7381644504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9.1664979389261">
                <text:p>99.1664979389261</text:p>
              </table:table-cell>
              <table:table-cell office:value-type="float" office:value="98.9206024486183">
                <text:p>98.92060244861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9.2989448417817">
                <text:p>99.2989448417817</text:p>
              </table:table-cell>
              <table:table-cell office:value-type="float" office:value="99.0791895261297">
                <text:p>99.0791895261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9.4122660865348">
                <text:p>99.4122660865348</text:p>
              </table:table-cell>
              <table:table-cell office:value-type="float" office:value="99.2166258711656">
                <text:p>99.2166258711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9.5088798805291">
                <text:p>99.5088798805291</text:p>
              </table:table-cell>
              <table:table-cell office:value-type="float" office:value="99.3353724325429">
                <text:p>99.33537243254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9.5909574895365">
                <text:p>99.5909574895365</text:p>
              </table:table-cell>
              <table:table-cell office:value-type="float" office:value="99.4376617443817">
                <text:p>99.4376617443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9.6604386830947">
                <text:p>99.6604386830947</text:p>
              </table:table-cell>
              <table:table-cell office:value-type="float" office:value="99.5255100045309">
                <text:p>99.52551000453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9.7190478966976">
                <text:p>99.7190478966976</text:p>
              </table:table-cell>
              <table:table-cell office:value-type="float" office:value="99.6007300343489">
                <text:p>99.60073003434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9.7683107312492">
                <text:p>99.7683107312492</text:p>
              </table:table-cell>
              <table:table-cell office:value-type="float" office:value="99.6649447887376">
                <text:p>99.66494478873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9.8095704640405">
                <text:p>99.8095704640405</text:p>
              </table:table-cell>
              <table:table-cell office:value-type="float" office:value="99.7196011269134">
                <text:p>99.7196011269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9.84400429794">
                <text:p>99.84400429794</text:p>
              </table:table-cell>
              <table:table-cell office:value-type="float" office:value="99.7659835953143">
                <text:p>99.7659835953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9.8726391254414">
                <text:p>99.8726391254414</text:p>
              </table:table-cell>
              <table:table-cell office:value-type="float" office:value="99.8052280134688">
                <text:p>99.8052280134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9.8963666308386">
                <text:p>99.8963666308386</text:p>
              </table:table-cell>
              <table:table-cell office:value-type="float" office:value="99.8383346909353">
                <text:p>99.83833469093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9.9159575965157">
                <text:p>99.9159575965157</text:p>
              </table:table-cell>
              <table:table-cell office:value-type="float" office:value="99.8661811380739">
                <text:p>99.86618113807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9.9320753177319">
                <text:p>99.9320753177319</text:p>
              </table:table-cell>
              <table:table-cell office:value-type="float" office:value="99.8895341650819">
                <text:p>99.88953416508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9.9452880641457">
                <text:p>99.9452880641457</text:p>
              </table:table-cell>
              <table:table-cell office:value-type="float" office:value="99.9090612921986">
                <text:p>99.90906129219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9.9560805556019">
                <text:p>99.9560805556019</text:p>
              </table:table-cell>
              <table:table-cell office:value-type="float" office:value="99.9253414191623">
                <text:p>99.92534141916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9.9648644444815">
                <text:p>99.9648644444815</text:p>
              </table:table-cell>
              <table:table-cell office:value-type="float" office:value="99.938874723887">
                <text:p>99.938874723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9.9719878173811">
                <text:p>99.9719878173811</text:p>
              </table:table-cell>
              <table:table-cell office:value-type="float" office:value="99.9500917789872">
                <text:p>99.95009177898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9.9777437453165">
                <text:p>99.9777437453165</text:p>
              </table:table-cell>
              <table:table-cell office:value-type="float" office:value="99.9593618903818">
                <text:p>99.9593618903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9.9823779243739">
                <text:p>99.9823779243739</text:p>
              </table:table-cell>
              <table:table-cell office:value-type="float" office:value="99.9670006749309">
                <text:p>99.96700067493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9.9860954581361">
                <text:p>99.9860954581361</text:p>
              </table:table-cell>
              <table:table-cell office:value-type="float" office:value="99.9732769041476">
                <text:p>99.97327690414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9.9890668396851">
                <text:p>99.9890668396851</text:p>
              </table:table-cell>
              <table:table-cell office:value-type="float" office:value="99.9784186487318">
                <text:p>99.97841864873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9.9914331949313">
                <text:p>99.9914331949313</text:p>
              </table:table-cell>
              <table:table-cell office:value-type="float" office:value="99.9826187642631">
                <text:p>99.98261876426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